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5356" officeooo:paragraph-rsid="00005356"/>
    </style:style>
    <style:style style:name="P2" style:family="paragraph" style:parent-style-name="Standard">
      <style:text-properties officeooo:rsid="00005356" officeooo:paragraph-rsid="00005356"/>
    </style:style>
    <style:style style:name="P3" style:family="paragraph" style:parent-style-name="Standard">
      <style:text-properties officeooo:rsid="00015efe" officeooo:paragraph-rsid="00015efe"/>
    </style:style>
    <style:style style:name="P4" style:family="paragraph" style:parent-style-name="Standard">
      <style:text-properties officeooo:rsid="00022c4b" officeooo:paragraph-rsid="00022c4b"/>
    </style:style>
    <style:style style:name="P5" style:family="paragraph" style:parent-style-name="Standard">
      <style:text-properties officeooo:rsid="0003276e" officeooo:paragraph-rsid="0003276e"/>
    </style:style>
    <style:style style:name="T1" style:family="text">
      <style:text-properties officeooo:rsid="0004a7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UDAR A CERCA DAS POLITICAS DE ENVIO DE EMAIL e PATRONIZAÇÃO</text:p>
      <text:p text:style-name="P1"/>
      <text:p text:style-name="P1"><text:a xlink:type="simple" xlink:href="http://webframes.com.br/politica-de-emails.php" text:style-name="Internet_20_link" text:visited-style-name="Visited_20_Internet_20_Link">http://webframes.com.br/politica-de-emails.php</text:a></text:p>
      <text:p text:style-name="P1"/>
      <text:p text:style-name="P1">Estudar outras opções alem do PHPList. </text:p>
      <text:p text:style-name="P1"/>
      <text:p text:style-name="P1"/>
      <text:p text:style-name="P3">Sobre os produtos.. Colocar mais 2 itens para baixo.. </text:p>
      <text:p text:style-name="P3"/>
      <text:p text:style-name="P4">nas paginas aparecer somente 4 itens de produtos.. </text:p>
      <text:p text:style-name="P4"/>
      <text:p text:style-name="P4">Efeito de divisão para os produtos e propaganda.. </text:p>
      <text:p text:style-name="P4"/>
      <text:p text:style-name="P5">META dia <text:s/>(Sexta-feira) <text:span text:style-name="T1">Mostrar pro RONEDO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9:58:26.458911094</meta:creation-date>
    <dc:date>2017-10-18T18:04:34.986294745</dc:date>
    <meta:editing-duration>PT23M5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49" meta:character-count="344" meta:non-whitespace-character-count="297"/>
  </office:meta>
</office:document-meta>
</file>